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448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35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23" style:family="paragraph" style:parent-style-name="Standard">
      <style:paragraph-properties fo:line-height="100%"/>
      <style:text-properties style:font-name="Arial" fo:language="en" fo:country="GB"/>
    </style:style>
    <style:style style:name="P24" style:family="paragraph" style:parent-style-name="Standard">
      <style:text-properties fo:language="en" fo:country="GB"/>
    </style:style>
    <style:style style:name="P25" style:family="paragraph" style:parent-style-name="Standard">
      <style:text-properties fo:language="en" fo:country="GB" officeooo:rsid="00c008f5" officeooo:paragraph-rsid="015a4c74"/>
    </style:style>
    <style:style style:name="P26" style:family="paragraph" style:parent-style-name="Standard">
      <style:text-properties fo:language="en" fo:country="GB" officeooo:rsid="015a4c74" officeooo:paragraph-rsid="015a4c74"/>
    </style:style>
    <style:style style:name="P27" style:family="paragraph" style:parent-style-name="Standard">
      <style:text-properties fo:font-size="6pt" fo:language="en" fo:country="GB" fo:font-style="italic" style:font-size-asian="6pt" style:font-style-asian="italic" style:font-size-complex="6pt" style:font-style-complex="italic"/>
    </style:style>
    <style:style style:name="P28" style:family="paragraph" style:parent-style-name="Standard">
      <style:text-properties officeooo:paragraph-rsid="00a93049"/>
    </style:style>
    <style:style style:name="P29"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30" style:family="paragraph" style:parent-style-name="Title">
      <style:text-properties style:font-name="Arial" fo:font-size="20pt" fo:language="en" fo:country="GB" officeooo:rsid="007661ae" officeooo:paragraph-rsid="014a5d0e" style:font-size-asian="20pt" style:font-size-complex="20pt"/>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style>
    <style:style style:name="P33" style:family="paragraph" style:parent-style-name="Contents_20_3">
      <style:paragraph-properties>
        <style:tab-stops>
          <style:tab-stop style:position="15.921cm" style:type="right" style:leader-style="dotted" style:leader-text="."/>
        </style:tab-stops>
      </style:paragraph-properties>
    </style:style>
    <style:style style:name="P34"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35"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36"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37"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8"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39" style:family="paragraph" style:parent-style-name="Heading_20_1">
      <style:text-properties officeooo:paragraph-rsid="014872f4"/>
    </style:style>
    <style:style style:name="P40" style:family="paragraph" style:parent-style-name="Heading_20_1">
      <style:paragraph-properties fo:margin-left="0cm" fo:margin-right="0cm" fo:text-indent="0cm" style:auto-text-indent="false"/>
      <style:text-properties fo:language="en" fo:country="GB" officeooo:paragraph-rsid="0008a63c"/>
    </style:style>
    <style:style style:name="P41"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42"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43"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44"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45" style:family="paragraph" style:parent-style-name="Heading_20_3">
      <style:text-properties fo:color="#365f91" loext:opacity="100%" style:font-name="Arial" fo:font-size="12pt" fo:language="en" fo:country="GB" fo:font-weight="bold" officeooo:rsid="02436317" officeooo:paragraph-rsid="02453238" style:font-name-asian="MS ????" style:font-size-asian="12pt" style:font-weight-asian="bold" style:font-name-complex="Arial" style:font-size-complex="12pt" style:language-complex="ar" style:country-complex="SA" style:font-weight-complex="bold"/>
    </style:style>
    <style:style style:name="P46"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47" style:family="paragraph" style:parent-style-name="Standard" style:master-page-name="Standard">
      <style:paragraph-properties fo:text-align="center" style:justify-single-word="false" style:page-number="auto"/>
      <style:text-properties fo:language="en" fo:country="GB"/>
    </style:style>
    <style:style style:name="P48" style:family="paragraph" style:parent-style-name="Standard" style:list-style-name="L1">
      <style:text-properties fo:language="en" fo:country="GB" officeooo:rsid="00c008f5" officeooo:paragraph-rsid="022dbc88"/>
    </style:style>
    <style:style style:name="P49" style:family="paragraph" style:parent-style-name="Standard" style:list-style-name="L1">
      <style:text-properties fo:language="en" fo:country="GB" officeooo:rsid="00c008f5" officeooo:paragraph-rsid="0230e383"/>
    </style:style>
    <style:style style:name="P50" style:family="paragraph" style:parent-style-name="Standard" style:list-style-name="L5">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Standard">
      <style:text-properties style:use-window-font-color="true" loext:opacity="0%" style:font-name="Arial" fo:font-size="10pt" fo:language="en" fo:country="GB" fo:font-style="normal" fo:font-weight="normal" officeooo:rsid="01f7c1c6"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list-style-name="L5">
      <style:text-properties style:use-window-font-color="true" loext:opacity="0%" style:font-name="Arial" fo:font-size="10pt" fo:language="en" fo:country="GB" fo:font-style="normal" fo:font-weight="normal" officeooo:rsid="01fabcd2" officeooo:paragraph-rsid="0265e91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text-properties style:use-window-font-color="true" loext:opacity="0%" style:font-name="Arial" fo:font-size="10pt" fo:language="en" fo:country="GB" fo:font-style="normal" fo:font-weight="normal" officeooo:rsid="02453238" officeooo:paragraph-rsid="0245323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list-style-name="L6">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list-style-name="L7">
      <style:text-properties style:use-window-font-color="true" loext:opacity="0%" style:font-name="Arial" fo:font-size="10pt" fo:language="en" fo:country="GB" fo:font-style="normal" fo:font-weight="normal" officeooo:rsid="00ba3eba"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5" style:family="paragraph" style:parent-style-name="Standard" style:list-style-name="L7">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7" style:family="paragraph" style:parent-style-name="Standard" style:list-style-name="L11">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69"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0"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71"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72" style:family="paragraph" style:parent-style-name="Standard">
      <style:text-properties style:use-window-font-color="true" loext:opacity="0%" style:font-name="Arial" fo:font-size="10pt" fo:language="en" fo:country="GB" fo:font-weight="normal" officeooo:rsid="01b62a0c" officeooo:paragraph-rsid="018f88f9" style:font-name-asian="Times New Roman" style:font-size-asian="10pt" style:font-weight-asian="normal" style:font-name-complex="Arial" style:font-size-complex="10pt" style:language-complex="ar" style:country-complex="SA" style:font-weight-complex="normal"/>
    </style:style>
    <style:style style:name="P73"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74" style:family="paragraph" style:parent-style-name="Standard">
      <style:paragraph-properties fo:text-align="justify" style:justify-single-word="false"/>
      <style:text-properties style:use-window-font-color="true" loext:opacity="0%" style:font-name="Arial" fo:font-size="10pt" fo:language="en" fo:country="GB" fo:font-weight="normal" officeooo:rsid="02480674" officeooo:paragraph-rsid="02480674" style:font-name-asian="Times New Roman" style:font-size-asian="10pt" style:font-weight-asian="normal" style:font-name-complex="Arial" style:font-size-complex="10pt" style:language-complex="ar" style:country-complex="SA" style:font-weight-complex="normal"/>
    </style:style>
    <style:style style:name="P75" style:family="paragraph" style:parent-style-name="Standard">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76" style:family="paragraph" style:parent-style-name="Standard">
      <style:text-properties style:use-window-font-color="true" loext:opacity="0%" style:font-name="Arial" fo:font-size="10pt" fo:language="en" fo:country="GB" fo:font-weight="normal" officeooo:rsid="02453238" officeooo:paragraph-rsid="02453238" style:font-name-asian="MS ????" style:font-size-asian="10pt" style:font-weight-asian="normal" style:font-name-complex="Arial" style:font-size-complex="10pt" style:language-complex="ar" style:country-complex="SA" style:font-weight-complex="normal"/>
    </style:style>
    <style:style style:name="P77"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78"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79" style:family="paragraph" style:parent-style-name="Standard">
      <style:text-properties style:use-window-font-color="true" loext:opacity="0%" style:font-name="Arial" fo:font-size="10pt" fo:language="en" fo:country="GB" fo:font-weight="normal" officeooo:rsid="0267927d" officeooo:paragraph-rsid="0267927d" style:font-name-asian="MS ????" style:font-size-asian="10pt" style:font-weight-asian="normal" style:font-name-complex="Arial" style:font-size-complex="10pt" style:language-complex="ar" style:country-complex="SA" style:font-weight-complex="normal"/>
    </style:style>
    <style:style style:name="P80" style:family="paragraph" style:parent-style-name="Standard" style:list-style-name="L7">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1" style:family="paragraph" style:parent-style-name="Standard" style:list-style-name="L7">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Standard" style:list-style-name="L7">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3" style:family="paragraph" style:parent-style-name="Standard" style:list-style-name="L7">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4"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5"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6" style:family="paragraph" style:parent-style-name="Standard">
      <style:text-properties style:use-window-font-color="true" loext:opacity="0%" style:font-name="Arial" fo:font-size="8pt" fo:language="en" fo:country="GB" fo:font-style="italic" fo:font-weight="normal" officeooo:rsid="00c54d3f" officeooo:paragraph-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7" style:family="paragraph" style:parent-style-name="Standard" style:list-style-name="L12">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8" style:family="paragraph" style:parent-style-name="Standard" style:list-style-name="L4">
      <style:text-properties style:use-window-font-color="true" loext:opacity="0%" style:font-name="Arial" fo:font-size="8pt" fo:language="en" fo:country="GB" fo:font-style="italic" fo:font-weight="normal" officeooo:rsid="01e7ca88"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9" style:family="paragraph" style:parent-style-name="Standard" style:list-style-name="L4">
      <style:text-properties officeooo:rsid="01f442d9" officeooo:paragraph-rsid="0259788a"/>
    </style:style>
    <style:style style:name="P90" style:family="paragraph" style:parent-style-name="Standard">
      <style:text-properties fo:color="#365f91" loext:opacity="100%" style:font-name="Arial" fo:font-size="14pt" fo:language="en" fo:country="GB" fo:font-style="normal" fo:font-weight="bold" officeooo:rsid="01444da9" officeooo:paragraph-rsid="014872f4"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91" style:family="paragraph" style:parent-style-name="Standard" style:list-style-name="L13">
      <style:text-properties fo:font-style="normal" officeooo:paragraph-rsid="0265e91e" style:font-style-asian="normal" style:font-style-complex="normal"/>
    </style:style>
    <style:style style:name="P9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93"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4"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5"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6"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7" style:family="paragraph" style:parent-style-name="Standard">
      <style:paragraph-properties fo:text-align="center" style:justify-single-word="false">
        <style:tab-stops/>
      </style:paragraph-properties>
    </style:style>
    <style:style style:name="P98" style:family="paragraph" style:parent-style-name="Standard" style:list-style-name="L14">
      <style:text-properties officeooo:paragraph-rsid="02697c6f"/>
    </style:style>
    <style:style style:name="P99" style:family="paragraph" style:parent-style-name="Standard" style:list-style-name="L15">
      <style:text-properties officeooo:paragraph-rsid="0267927d"/>
    </style:style>
    <style:style style:name="P100"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fa9d8" style:font-name-asian="Times New Roman" style:font-size-asian="10pt" style:font-size-complex="10pt"/>
    </style:style>
    <style:style style:name="P101" style:family="paragraph" style:parent-style-name="Standard" style:list-style-name="L10"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02" style:family="paragraph" style:parent-style-name="Standard" style:list-style-name="L10">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style="italic" fo:font-weight="bold" officeooo:rsid="0267927d" style:font-name-asian="MS ????" style:font-size-asian="10pt" style:font-style-asian="italic" style:font-weight-asian="bold" style:font-name-complex="Arial" style:font-size-complex="10pt" style:language-complex="ar" style:country-complex="SA" style:font-style-complex="italic" style:font-weight-complex="bold"/>
    </style:style>
    <style:style style:name="T2" style:family="text">
      <style:text-properties style:use-window-font-color="true" loext:opacity="0%" style:font-name="Arial" fo:font-size="10pt" fo:language="en" fo:country="GB" fo:font-weight="bold" officeooo:rsid="0267927d" style:font-name-asian="MS ????" style:font-size-asian="10pt" style:font-weight-asian="bold" style:font-name-complex="Arial" style:font-size-complex="10pt" style:language-complex="ar" style:country-complex="SA" style:font-weight-complex="bold"/>
    </style:style>
    <style:style style:name="T3"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4"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5"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6"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7"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10"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11"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12"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13"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14"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5"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6"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7"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8"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19"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0" style:family="text">
      <style:text-properties officeooo:rsid="00e40bfe" style:letter-kerning="false" style:language-asian="it" style:country-asian="IT"/>
    </style:style>
    <style:style style:name="T21" style:family="text">
      <style:text-properties officeooo:rsid="0226f01f" style:letter-kerning="false" style:language-asian="it" style:country-asian="IT"/>
    </style:style>
    <style:style style:name="T22" style:family="text">
      <style:text-properties officeooo:rsid="0011322f"/>
    </style:style>
    <style:style style:name="T23" style:family="text">
      <style:text-properties officeooo:rsid="007661ae"/>
    </style:style>
    <style:style style:name="T24" style:family="text">
      <style:text-properties officeooo:rsid="008248b1"/>
    </style:style>
    <style:style style:name="T25" style:family="text">
      <style:text-properties officeooo:rsid="009311ce"/>
    </style:style>
    <style:style style:name="T26" style:family="text">
      <style:text-properties officeooo:rsid="009450e1"/>
    </style:style>
    <style:style style:name="T27" style:family="text">
      <style:text-properties fo:font-style="italic" style:font-style-asian="italic" style:font-style-complex="italic"/>
    </style:style>
    <style:style style:name="T28" style:family="text">
      <style:text-properties fo:font-style="italic" officeooo:rsid="015a4c74" style:font-style-asian="italic" style:font-style-complex="italic"/>
    </style:style>
    <style:style style:name="T29" style:family="text">
      <style:text-properties fo:language="en" fo:country="GB"/>
    </style:style>
    <style:style style:name="T30" style:family="text">
      <style:text-properties fo:language="en" fo:country="GB" officeooo:rsid="00ff4da0"/>
    </style:style>
    <style:style style:name="T31" style:family="text">
      <style:text-properties fo:language="en" fo:country="GB" officeooo:rsid="01012c32"/>
    </style:style>
    <style:style style:name="T32" style:family="text">
      <style:text-properties fo:language="en" fo:country="GB" officeooo:rsid="01893acf"/>
    </style:style>
    <style:style style:name="T33" style:family="text">
      <style:text-properties fo:language="en" fo:country="GB" officeooo:rsid="018d5058"/>
    </style:style>
    <style:style style:name="T34" style:family="text">
      <style:text-properties fo:language="en" fo:country="GB" officeooo:rsid="01d953ce"/>
    </style:style>
    <style:style style:name="T35" style:family="text">
      <style:text-properties fo:language="en" fo:country="GB" officeooo:rsid="008eb065"/>
    </style:style>
    <style:style style:name="T36" style:family="text">
      <style:text-properties officeooo:rsid="01491580"/>
    </style:style>
    <style:style style:name="T37" style:family="text">
      <style:text-properties fo:color="#365f91" loext:opacity="100%" style:font-name="Arial" fo:font-size="12pt" fo:language="en" fo:country="GB" fo:font-weight="bold" officeooo:rsid="02436317" style:font-name-asian="MS ????" style:font-size-asian="12pt" style:font-weight-asian="bold" style:font-name-complex="Arial" style:font-size-complex="12pt" style:language-complex="ar" style:country-complex="SA" style:font-weight-complex="bold"/>
    </style:style>
    <style:style style:name="T38" style:family="text">
      <style:text-properties fo:color="#365f91" loext:opacity="100%" style:font-name="Arial" fo:font-size="14pt" fo:language="en" fo:country="GB" fo:font-style="normal" fo:font-weight="bold" officeooo:rsid="01444da9" style:font-name-asian="MS ????" style:font-size-asian="14pt" style:font-style-asian="normal" style:font-weight-asian="bold" style:font-name-complex="Arial" style:font-size-complex="14pt" style:language-complex="ar" style:country-complex="SA" style:font-style-complex="normal" style:font-weight-complex="bold"/>
    </style:style>
    <style:style style:name="T39" style:family="text">
      <style:text-properties officeooo:rsid="015a4c74"/>
    </style:style>
    <style:style style:name="T40" style:family="text">
      <style:text-properties style:font-name="Arial" officeooo:rsid="01b1d3e1" style:font-name-asian="Times New Roman" style:font-name-complex="Arial" style:language-complex="ar" style:country-complex="SA"/>
    </style:style>
    <style:style style:name="T41" style:family="text">
      <style:text-properties style:font-name="Arial" fo:language="en" fo:country="GB" fo:font-style="normal" fo:font-weight="normal" officeooo:rsid="008eb065" style:font-style-asian="normal" style:font-weight-asian="normal" style:font-name-complex="Arial" style:language-complex="ar" style:country-complex="SA" style:font-style-complex="normal" style:font-weight-complex="normal"/>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officeooo:rsid="026d9610" style:font-weight-asian="bold" style:font-weight-complex="bold"/>
    </style:style>
    <style:style style:name="T45" style:family="text">
      <style:text-properties fo:font-weight="bold" officeooo:rsid="02521f31" style:font-weight-asian="bold"/>
    </style:style>
    <style:style style:name="T46" style:family="text">
      <style:text-properties officeooo:rsid="01eb7cbf"/>
    </style:style>
    <style:style style:name="T47" style:family="text">
      <style:text-properties officeooo:rsid="01f066b2"/>
    </style:style>
    <style:style style:name="T48" style:family="text">
      <style:text-properties officeooo:rsid="01f1c187"/>
    </style:style>
    <style:style style:name="T49" style:family="text">
      <style:text-properties officeooo:rsid="01f1edf5"/>
    </style:style>
    <style:style style:name="T50" style:family="text">
      <style:text-properties officeooo:rsid="01f347ee"/>
    </style:style>
    <style:style style:name="T51" style:family="text">
      <style:text-properties officeooo:rsid="01f5ec2d"/>
    </style:style>
    <style:style style:name="T52" style:family="text">
      <style:text-properties officeooo:rsid="01f612a4"/>
    </style:style>
    <style:style style:name="T53" style:family="text">
      <style:text-properties fo:font-variant="normal" fo:text-transform="none" fo:letter-spacing="normal" loext:padding="0cm" loext:border="none"/>
    </style:style>
    <style:style style:name="T54" style:family="text">
      <style:text-properties officeooo:rsid="0201a7c8"/>
    </style:style>
    <style:style style:name="T55" style:family="text">
      <style:text-properties officeooo:rsid="00c54d3f"/>
    </style:style>
    <style:style style:name="T56" style:family="text">
      <style:text-properties officeooo:rsid="0223bf4a"/>
    </style:style>
    <style:style style:name="T57" style:family="text">
      <style:text-properties officeooo:rsid="022dbc88"/>
    </style:style>
    <style:style style:name="T58" style:family="text">
      <style:text-properties officeooo:rsid="022e26d1"/>
    </style:style>
    <style:style style:name="T59" style:family="text">
      <style:text-properties fo:font-style="normal" style:font-style-asian="normal" style:font-style-complex="normal"/>
    </style:style>
    <style:style style:name="T60" style:family="text">
      <style:text-properties fo:font-style="normal" officeooo:rsid="0267927d" style:font-style-asian="normal" style:font-style-complex="normal"/>
    </style:style>
    <style:style style:name="T61" style:family="text">
      <style:text-properties fo:font-style="normal" officeooo:rsid="0259788a" style:font-style-asian="normal" style:font-style-complex="normal"/>
    </style:style>
    <style:style style:name="T62" style:family="text">
      <style:text-properties fo:font-style="normal" officeooo:rsid="026a406c" style:font-style-asian="normal" style:font-style-complex="normal"/>
    </style:style>
    <style:style style:name="T63" style:family="text">
      <style:text-properties fo:font-style="normal" officeooo:rsid="01b62a0c" style:font-name-asian="Times New Roman" style:font-style-asian="normal" style:font-style-complex="normal"/>
    </style:style>
    <style:style style:name="T64" style:family="text">
      <style:text-properties fo:font-style="normal" officeooo:rsid="0267927d" style:font-name-asian="Times New Roman" style:font-style-asian="normal" style:font-style-complex="normal"/>
    </style:style>
    <style:style style:name="T65" style:family="text">
      <style:text-properties officeooo:rsid="008eb065"/>
    </style:style>
    <style:style style:name="T66" style:family="text">
      <style:text-properties officeooo:rsid="02375dbf"/>
    </style:style>
    <style:style style:name="T67" style:family="text">
      <style:text-properties officeooo:rsid="0240b397"/>
    </style:style>
    <style:style style:name="T68" style:family="text">
      <style:text-properties officeooo:rsid="02453238"/>
    </style:style>
    <style:style style:name="T69" style:family="text">
      <style:text-properties officeooo:rsid="024b8a08"/>
    </style:style>
    <style:style style:name="T70" style:family="text">
      <style:text-properties officeooo:rsid="024cf2ed"/>
    </style:style>
    <style:style style:name="T71" style:family="text">
      <style:text-properties officeooo:rsid="024fdd8a"/>
    </style:style>
    <style:style style:name="T72" style:family="text">
      <style:text-properties officeooo:rsid="0250b732"/>
    </style:style>
    <style:style style:name="T73" style:family="text">
      <style:text-properties officeooo:rsid="02515e47"/>
    </style:style>
    <style:style style:name="T74" style:family="text">
      <style:text-properties officeooo:rsid="0252b3d8"/>
    </style:style>
    <style:style style:name="T75" style:family="text">
      <style:text-properties officeooo:rsid="01b1d3e1"/>
    </style:style>
    <style:style style:name="T76" style:family="text">
      <style:text-properties officeooo:rsid="0259788a"/>
    </style:style>
    <style:style style:name="T77" style:family="text">
      <style:text-properties officeooo:rsid="025c285e"/>
    </style:style>
    <style:style style:name="T78" style:family="text">
      <style:text-properties officeooo:rsid="025c6ea5"/>
    </style:style>
    <style:style style:name="T79" style:family="text">
      <style:text-properties officeooo:rsid="018d5058"/>
    </style:style>
    <style:style style:name="T80" style:family="text">
      <style:text-properties officeooo:rsid="025ded86"/>
    </style:style>
    <style:style style:name="T81" style:family="text">
      <style:text-properties officeooo:rsid="026051e1"/>
    </style:style>
    <style:style style:name="T82" style:family="text">
      <style:text-properties officeooo:rsid="02643ce4"/>
    </style:style>
    <style:style style:name="T83" style:family="text">
      <style:text-properties officeooo:rsid="02653547"/>
    </style:style>
    <style:style style:name="T84" style:family="text">
      <style:text-properties officeooo:rsid="0267927d"/>
    </style:style>
    <style:style style:name="T85" style:family="text">
      <style:text-properties officeooo:rsid="026a406c"/>
    </style:style>
    <style:style style:name="T86" style:family="text">
      <style:text-properties officeooo:rsid="026d9610"/>
    </style:style>
    <style:style style:name="T87" style:family="text">
      <style:text-properties officeooo:rsid="0270fc69"/>
    </style:style>
    <style:style style:name="T88" style:family="text">
      <style:text-properties officeooo:rsid="02724a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tab/><text:tab/><text:tab/><text:tab/><text:tab/><text:tab/><text:tab/> <text:s text:c="23"/></text:p>
      <text:p text:style-name="P24"/>
      <text:p text:style-name="P29"/>
      <text:p text:style-name="P29"/>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30">The attempt of a democratic election system</text:p>
      <text:p text:style-name="P13"/>
      <text:p text:style-name="P7"/>
      <text:p text:style-name="P8"/>
      <text:p text:style-name="P9"/>
      <text:p text:style-name="P9"/>
      <text:p text:style-name="P9"/>
      <text:p text:style-name="P10"><text:span text:style-name="T20">2</text:span><text:span text:style-name="T21">4</text:span> <text:span text:style-name="T21">June</text:span> 20<text:span text:style-name="T22">2</text:span><text:span text:style-name="T23">1</text:span></text:p>
      <text:p text:style-name="P16">Renato Eschini <text:span text:style-name="T25">matricola: </text:span><text:span text:style-name="T24">203021</text:span></text:p>
      <text:p text:style-name="P14"><text:span text:style-name="T26">email: </text:span>20302111@studenti.unipi.it</text:p>
      <text:p text:style-name="P15"/>
      <text:p text:style-name="P23"/>
      <text:p text:style-name="P24"/>
      <text:p text:style-name="P24"/>
      <text:p text:style-name="P27"/>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1"><text:a xlink:type="simple" xlink:href="#__RefHeading__2_640284530" text:style-name="Index_20_Link" text:visited-style-name="Index_20_Link">1 <text:s/>Introduction<text:tab/>3</text:a></text:p>
          <text:p text:style-name="P31"><text:a xlink:type="simple" xlink:href="#__RefHeading___Toc997_274851538" text:style-name="Index_20_Link" text:visited-style-name="Index_20_Link">2 <text:s/>Part 1: The structure of the project<text:tab/>3</text:a></text:p>
          <text:p text:style-name="P32"><text:a xlink:type="simple" xlink:href="#__RefHeading___Toc980_274851538" text:style-name="Index_20_Link" text:visited-style-name="Index_20_Link">2.1 <text:s/>The environment<text:tab/>3</text:a></text:p>
          <text:p text:style-name="P32"><text:a xlink:type="simple" xlink:href="#__RefHeading___Toc4079_3523346553" text:style-name="Index_20_Link" text:visited-style-name="Index_20_Link">2.2 <text:s/>The project structure<text:tab/>4</text:a></text:p>
          <text:p text:style-name="P33"><text:a xlink:type="simple" xlink:href="#__RefHeading___Toc1548_2299569123" text:style-name="Index_20_Link" text:visited-style-name="Index_20_Link">2.2.1 <text:s/></text:a><text:a xlink:type="simple" xlink:href="#__RefHeading___Toc1548_2299569123" text:style-name="Index_20_Link" text:visited-style-name="Index_20_Link"><text:span text:style-name="T59">The smart contract</text:span></text:a><text:a xlink:type="simple" xlink:href="#__RefHeading___Toc1548_2299569123" text:style-name="Index_20_Link" text:visited-style-name="Index_20_Link"><text:tab/>4</text:a></text:p>
          <text:p text:style-name="P33"><text:a xlink:type="simple" xlink:href="#__RefHeading___Toc1550_2299569123" text:style-name="Index_20_Link" text:visited-style-name="Index_20_Link">2.2.2 <text:s/>The frontend<text:tab/>4</text:a></text:p>
          <text:p text:style-name="P31"><text:a xlink:type="simple" xlink:href="#__RefHeading___Toc1177_2050059886" text:style-name="Index_20_Link" text:visited-style-name="Index_20_Link">3 <text:s/>Part 2: The main decision<text:tab/>4</text:a></text:p>
          <text:p text:style-name="P31"><text:a xlink:type="simple" xlink:href="#__RefHeading___Toc1179_2050059886" text:style-name="Index_20_Link" text:visited-style-name="Index_20_Link">4 <text:s/>Part 3: The demo<text:tab/>4</text:a></text:p>
          <text:p text:style-name="P31"><text:a xlink:type="simple" xlink:href="#__RefHeading___Toc1084_2795278314" text:style-name="Index_20_Link" text:visited-style-name="Index_20_Link">5 <text:s/>Attachments<text:tab/>6</text:a></text:p>
          <text:p text:style-name="P31"><text:a xlink:type="simple" xlink:href="#__RefHeading___Toc1086_2795278314" text:style-name="Index_20_Link" text:visited-style-name="Index_20_Link">6 <text:s/>References<text:tab/>6</text:a></text:p>
        </text:index-body>
      </text:table-of-content>
      <text:h text:style-name="P40" text:outline-level="1" text:is-list-header="true"/>
      <text:h text:style-name="P34" text:outline-level="1"/>
      <text:h text:style-name="P41" text:outline-level="1"><text:bookmark-start text:name="__RefHeading__2_640284530"/>Introduction<text:bookmark-end text:name="__RefHeading__2_640284530"/></text:h>
      <text:p text:style-name="P25"><text:span text:style-name="T4">This document contains the report about the final </text:span><text:span text:style-name="T5">project</text:span><text:span text:style-name="T4"> “</text:span><text:span text:style-name="T7">The attempt of a democratic election system</text:span>" <text:span text:style-name="T39">of the course</text:span> <text:span text:style-name="T27">"Peer to Peer Systems and Blockchains"</text:span>.</text:p>
      <text:p text:style-name="P26">It’s divided into <text:span text:style-name="T5">three</text:span> parts:</text:p>
      <text:list xml:id="list3632804799" text:style-name="L1">
        <text:list-item>
          <text:p text:style-name="P48"><text:span text:style-name="T39">i</text:span>n the first part “<text:span text:style-name="T27">The structure of the project</text:span><text:span text:style-name="T28">”,</text:span> there is a <text:span text:style-name="T5">the description of the</text:span> structure of the project, and a <text:span text:style-name="T57">little </text:span>user manual with the instructions to set <text:span text:style-name="T57">and test </text:span>it;</text:p>
        </text:list-item>
        <text:list-item>
          <text:p text:style-name="P49"><text:span text:style-name="T4">i</text:span><text:span text:style-name="T3">n the </text:span><text:span text:style-name="T4">second</text:span><text:span text:style-name="T3"> part </text:span><text:span text:style-name="T4">“</text:span><text:span text:style-name="T8">The main decisions</text:span><text:span text:style-name="T7">”,</text:span><text:span text:style-name="T10"> </text:span><text:span text:style-name="T11">there are some consideration about the design and </text:span><text:span text:style-name="T3"><text:s text:c="2"/>implementation of the smart contracts;</text:span></text:p>
        </text:list-item>
        <text:list-item>
          <text:p text:style-name="P49"><text:span text:style-name="T4">i</text:span><text:span text:style-name="T3">n the </text:span><text:span text:style-name="T6">third</text:span><text:span text:style-name="T3"> part </text:span><text:span text:style-name="T4">“</text:span><text:span text:style-name="T9">The demo</text:span><text:span text:style-name="T7">”,</text:span><text:span text:style-name="T10"> </text:span><text:span text:style-name="T11">there are the instructions to execute a demo of the project.</text:span></text:p>
        </text:list-item>
      </text:list>
      <text:p text:style-name="P22"/>
      <text:h text:style-name="P35" text:outline-level="1"><text:bookmark-start text:name="__RefHeading___Toc997_274851538"/><text:span text:style-name="T57">Part </text:span><text:span text:style-name="T58">1</text:span><text:span text:style-name="T57">: </text:span>The structure of the project<text:bookmark-end text:name="__RefHeading___Toc997_274851538"/></text:h>
      <text:h text:style-name="P43" text:outline-level="2"><text:bookmark-start text:name="__RefHeading___Toc980_274851538"/>The <text:span text:style-name="T67">environment </text:span><text:span text:style-name="T76">and start development</text:span><text:bookmark-end text:name="__RefHeading___Toc980_274851538"/></text:h>
      <text:p text:style-name="P70">As a development environment I used Visual Studio Code, on Ubuntu 21.04, with Truffle and Ganache-GUI. </text:p>
      <text:p text:style-name="P61"/>
      <text:p text:style-name="P61">For the <text:span text:style-name="T78">development&amp;</text:span>test I used Ganache-GUI <text:span text:style-name="T78">for simulate my personal blockchain</text:span>, <text:span text:style-name="T78">so </text:span><text:span text:style-name="T46">I have download from its site ganache-2.5.4-linux-x86_64.AppImage </text:span><text:span text:style-name="T78">and put it in my ${HOME}/bin for auto-include in ${PATH} environment in bash linux console.</text:span></text:p>
      <text:p text:style-name="P61"/>
      <text:p text:style-name="P73">To create the project I started from <text:span text:style-name="T76">the box “Pet -shop” from Truffle (</text:span><text:a xlink:type="simple" xlink:href="https://www.trufflesuite.com/boxes/pet-shop" text:style-name="Internet_20_link" text:visited-style-name="Visited_20_Internet_20_Link"><text:span text:style-name="T76">https://www.trufflesuite.com/boxes/pet-shop</text:span></text:a><text:span text:style-name="T76">), so:</text:span></text:p>
      <text:list xml:id="list2311720138" text:style-name="L4">
        <text:list-item>
          <text:p text:style-name="P88"><text:span text:style-name="T55">$ truffle unbox pet-shop</text:span></text:p>
        </text:list-item>
        <text:list-item>
          <text:p text:style-name="P89"><text:span text:style-name="T15">$ </text:span><text:span text:style-name="T16">mv</text:span><text:span text:style-name="T14"> </text:span><text:span text:style-name="T15">pet-shop </text:span><text:span text:style-name="T16">democratic-election-system</text:span></text:p>
        </text:list-item>
      </text:list>
      <text:p text:style-name="P71">in this way we can create a project structure saving a lot of startup time</text:p>
      <text:p text:style-name="P71"/>
      <text:p text:style-name="P71"><text:span text:style-name="T76">Now, w</text:span>ith NodeJS up and running on my PC, I installed the environment to develop Smart Contract in the following way:</text:p>
      <text:list xml:id="list1514734329" text:style-name="L3">
        <text:list-item>
          <text:p text:style-name="P84">$ npm install -g truffle <text:tab/><text:tab/><text:tab/><text:span text:style-name="T49"># Truffle :)</text:span></text:p>
        </text:list-item>
        <text:list-item>
          <text:p text:style-name="P84">$ npm install truffle-assertions <text:tab/><text:tab/><text:span text:style-name="T47"># <text:s/></text:span>assertions <text:span text:style-name="T48">library for Truffle</text:span></text:p>
        </text:list-item>
        <text:list-item>
          <text:p text:style-name="P84">$ npm install --save-dev eth-gas-reporter <text:s/><text:tab/><text:span text:style-name="T47"># an extension of Mocha framework for beautiful report about gas consumption, </text:span><text:span text:style-name="T50">see </text:span><text:span text:style-name="T52">reference</text:span><text:span text:style-name="T50"> for link</text:span></text:p>
        </text:list-item>
      </text:list>
      <text:p text:style-name="P62"/>
      <text:p text:style-name="P62">Follow <text:s/>the Dapp&amp;Smartcontract lessons from the course, I installed the development webserver “<text:span text:style-name="T27">lite-server</text:span>” and other dependecies that we can found in “<text:span text:style-name="T27">package.json</text:span>”, <text:span text:style-name="T77">with the command:</text:span></text:p>
      <text:list xml:id="list95741434577971" text:continue-numbering="true" text:style-name="L3">
        <text:list-item>
          <text:p text:style-name="P85">$ npm install</text:p>
        </text:list-item>
      </text:list>
      <text:p text:style-name="P63">we can install in a one operation all of the missing libraries and dependencies.</text:p>
      <text:p text:style-name="P64">Next, I imported, as a starting point, the old smartcontract from the final term "SayonaraMyMayor" and its related unit tests. I tested that everything worked <text:span text:style-name="T81">(with Ganache</text:span> <text:span text:style-name="T81">up&amp;running) </text:span>and then I started with the developments, first with smartcontract (and related tests of course!) than with the frontend.</text:p>
      <text:p text:style-name="P60"/>
      <text:p text:style-name="P60"/>
      <text:p text:style-name="P60"><text:soft-page-break/></text:p>
      <text:p text:style-name="P66">Last, but not least, I setup my Metamask <text:span text:style-name="T82">wallet. </text:span>I had already installed the Metamask Chrome extension and a related account, I imported through its key<text:span text:style-name="T85">s</text:span>, 12 Ganache accounts in Metamask.</text:p>
      <text:p text:style-name="P66">I imported 12 because, to avoid confusion with the tests and have a greater cleanliness (and save time of course!) I have imported, renamed and kept separate an account for different user roles, i.e .:</text:p>
      <text:list xml:id="list3608901399" text:style-name="L11">
        <text:list-item>
          <text:p text:style-name="P67">the first account for the Owner of contract, the account that deploy the contract on blockchain (Ganache);</text:p>
        </text:list-item>
        <text:list-item>
          <text:p text:style-name="P67">the second is the Escrow;</text:p>
        </text:list-item>
        <text:list-item>
          <text:p text:style-name="P67">next five (from 3 to 7) are the candidate (I have simulate 5 candidate);</text:p>
        </text:list-item>
        <text:list-item>
          <text:p text:style-name="P67">next five (from 8 to 12) are the citizens (I have simulate 5 voters);</text:p>
        </text:list-item>
      </text:list>
      <text:p text:style-name="P68"/>
      <text:p text:style-name="P68">The last shrewdness used, always with a view to cleaning, I created a small spreadsheet with "<text:span text:style-name="T27">Libreoffice Calc</text:span>" <text:span text:style-name="T83">(test.ods)</text:span>, to track the "voting intentions" and then manually simulate the frontend interface tests.</text:p>
      <text:p text:style-name="P66"/>
      <text:p text:style-name="P78"><text:span text:style-name="T59">For </text:span><text:span text:style-name="T60">recreate the environment, you just need to unzip the xxx.zip in attachment or clone from my public Gihub repository at </text:span><text:a xlink:type="simple" xlink:href="mailto:git@github.com" text:style-name="Internet_20_link" text:visited-style-name="Visited_20_Internet_20_Link"><text:span text:style-name="T63">git@github.com</text:span></text:a><text:span text:style-name="T63">:reny77/democratic-election-system.git </text:span><text:span text:style-name="T64">so:</text:span></text:p>
      <text:list xml:id="list3553174075" text:style-name="L14">
        <text:list-item>
          <text:p text:style-name="P98"><text:span text:style-name="T19">$ unzip </text:span><text:span text:style-name="T16">democratic-election-system.</text:span><text:span text:style-name="T17">zip</text:span></text:p>
        </text:list-item>
      </text:list>
      <text:p text:style-name="P79"><text:span text:style-name="T59">or</text:span></text:p>
      <text:list xml:id="list2554244550" text:style-name="L15">
        <text:list-item>
          <text:p text:style-name="P99"><text:span text:style-name="T15">$ </text:span><text:span text:style-name="T18">git clone </text:span><text:a xlink:type="simple" xlink:href="mailto:git@github.com" text:style-name="Internet_20_link" text:visited-style-name="Visited_20_Internet_20_Link">git@github.com</text:a><text:span text:style-name="T18">:reny77/democratic-election-system.git<text:tab/># (if you have ssh key in Github, or use https, or download...)</text:span></text:p>
        </text:list-item>
      </text:list>
      <text:p text:style-name="P86"><text:span text:style-name="T59"/></text:p>
      <text:p text:style-name="P77"><text:span text:style-name="T60">After this operation:</text:span></text:p>
      <text:list xml:id="list1461153926" text:style-name="L12">
        <text:list-item>
          <text:p text:style-name="P87"><text:span text:style-name="T84">$ </text:span><text:span text:style-name="T85">cd</text:span><text:span text:style-name="T84"> </text:span><text:span text:style-name="T76">democratic-election-system</text:span></text:p>
        </text:list-item>
        <text:list-item>
          <text:p text:style-name="P87"><text:span text:style-name="T84">$ </text:span><text:span text:style-name="T85">npm install</text:span></text:p>
        </text:list-item>
        <text:list-item>
          <text:p text:style-name="P87"><text:span text:style-name="T84">$ </text:span><text:span text:style-name="T85">npm run dev</text:span></text:p>
        </text:list-item>
      </text:list>
      <text:p text:style-name="P77"><text:span text:style-name="T60">the application </text:span><text:span text:style-name="T62">should </text:span><text:span text:style-name="T60">now accessible via browser at:</text:span></text:p>
      <text:list xml:id="list1112815879" text:style-name="L13">
        <text:list-item>
          <text:p text:style-name="P91"><text:span text:style-name="T2">localhost: 3000</text:span></text:p>
        </text:list-item>
      </text:list>
      <text:p text:style-name="P75"/>
      <text:p text:style-name="P75"><text:span text:style-name="T44">R</text:span><text:span text:style-name="T43">emember</text:span>: Ganache up&amp;running and Metamask set up and running.</text:p>
      <text:p text:style-name="P72"><text:span text:style-name="T40"/></text:p>
      <text:p text:style-name="P72"/>
      <text:p text:style-name="P72"><text:span text:style-name="T40"/></text:p>
      <text:p text:style-name="P72"><text:span text:style-name="T40"/></text:p>
      <text:h text:style-name="P44" text:outline-level="2"><text:bookmark-start text:name="__RefHeading___Toc4079_3523346553"/>The project structure<text:bookmark-end text:name="__RefHeading___Toc4079_3523346553"/></text:h>
      <text:h text:style-name="P45" text:outline-level="3"><text:bookmark-start text:name="__RefHeading___Toc1548_2299569123"/><text:span text:style-name="T59">The smart contract</text:span><text:bookmark-end text:name="__RefHeading___Toc1548_2299569123"/></text:h>
      <text:p text:style-name="P53">Todo</text:p>
      <text:p text:style-name="P51">These are the main parts developed or modified:</text:p>
      <text:list xml:id="list2041272838" text:style-name="L5">
        <text:list-item>
          <text:p text:style-name="P50">add a bool “opened” in Refund struct for test if this vote has already been opened;</text:p>
        </text:list-item>
        <text:list-item>
          <text:p text:style-name="P50">add a bool “winner_checked” in Conditions struct for test if the winner has already been checked;</text:p>
        </text:list-item>
        <text:list-item>
          <text:p text:style-name="P52"><text:soft-page-break/>add a require to modifier “canCheckOutcome” to test if the winner has already been checked; this avoid the “reentrancy” problem as you see later;</text:p>
        </text:list-item>
        <text:list-item>
          <text:p text:style-name="P52">in constructor of Conditions the “winner_checked” parameter with value false has been added;</text:p>
        </text:list-item>
        <text:list-item>
          <text:p text:style-name="P52">in smart contract constructor, public <text:s/>was removed because “<text:span text:style-name="T53">Visibility for constructor is ignored. If you want the contract to be non-deployable, making it "abstract is sufficient.” as Truffle compiler said;</text:span></text:p>
        </text:list-item>
        <text:list-item>
          <text:p text:style-name="P52">for the analysis about “open_envelope” and for “mayor_or_sayonara”, <text:span text:style-name="T54">please </text:span>refer to the code because I tried to comment <text:span text:style-name="T56">it</text:span> well</text:p>
        </text:list-item>
      </text:list>
      <text:h text:style-name="P46" text:outline-level="3"><text:bookmark-start text:name="__RefHeading___Toc1550_2299569123"/>The <text:span text:style-name="T68">frontend</text:span><text:bookmark-end text:name="__RefHeading___Toc1550_2299569123"/></text:h>
      <text:p text:style-name="P76"><text:span text:style-name="T59">Todo</text:span></text:p>
      <text:p text:style-name="P76"><text:span text:style-name="T59"/></text:p>
      <text:p text:style-name="P76"><text:span text:style-name="T59"/></text:p>
      <text:h text:style-name="P36" text:outline-level="1"><text:bookmark-start text:name="__RefHeading___Toc1177_2050059886"/><text:span text:style-name="T69">Part 2: </text:span>The main decision<text:bookmark-end text:name="__RefHeading___Toc1177_2050059886"/></text:h>
      <text:p text:style-name="P57">In this chapter, I describe the main decisions and arguments I made on some aspects of the project, both on the smartcontract and the frontend.</text:p>
      <text:p text:style-name="P57"/>
      <text:p text:style-name="P96">The boilerplate</text:p>
      <text:p text:style-name="P69">The first decision was about: how do I start?</text:p>
      <text:p text:style-name="P69">I tried first through Dapp Tutorial,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57"/>
      <text:p text:style-name="P93">Update finalterm smartcontract “SayonaraMyMayor”</text:p>
      <text:p text:style-name="P69">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69">Rebuilding the entire smart contract from scratch was not the most productive solution.</text:p>
      <text:p text:style-name="P57"/>
      <text:p text:style-name="P95">Init params of the constructors</text:p>
      <text:p text:style-name="P59">I asked myself: how do I add candidates? How do they deposit the soul for the implementation of the "first proposal"?</text:p>
      <text:p text:style-name="P59">Since this information<text:span text:style-name="T87">a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88">this</text:span> idea.</text:p>
      <text:p text:style-name="P59">The deposit of "soul" instead comes through a dedicated function <text:span text:style-name="T88">by</text:span> sending <text:span text:style-name="T88">c</text:span>rypto from the candidate's account, so in addition to the smartcontract, there will be a dedicated function in the frontend GUI.</text:p>
      <text:p text:style-name="P57"/>
      <text:p text:style-name="P93">User roles</text:p>
      <text:p text:style-name="P57"><text:soft-page-break/>TODO</text:p>
      <text:p text:style-name="P57"/>
      <text:p text:style-name="P95">Consideration about the <text:span text:style-name="T72">flow of frontend and function</text:span> <text:span text:style-name="T71">of </text:span><text:span text:style-name="T72">smartcontract</text:span></text:p>
      <text:p text:style-name="P59">TODO</text:p>
      <text:p text:style-name="P59"/>
      <text:p text:style-name="P94">Gas usage and cost</text:p>
      <text:p text:style-name="P58">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56"/>
      <text:h text:style-name="P37" text:outline-level="1"><text:bookmark-start text:name="__RefHeading___Toc1179_2050059886"/><text:span text:style-name="T69">Part </text:span><text:span text:style-name="T70">3</text:span><text:span text:style-name="T69">: </text:span>The demo<text:bookmark-end text:name="__RefHeading___Toc1179_2050059886"/></text:h>
      <text:p text:style-name="P74">Todo</text:p>
      <text:p text:style-name="P74"/>
      <text:p text:style-name="P74"/>
      <text:p text:style-name="P74"/>
      <text:p text:style-name="P74"/>
      <text:p text:style-name="P74"/>
      <text:p text:style-name="P7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2"/>
          </table:table-cell>
          <table:table-cell table:style-name="Table1.B1" office:value-type="string">
            <text:p text:style-name="P92"><text:span text:style-name="T73">S</text:span>igil</text:p>
          </table:table-cell>
          <table:table-cell table:style-name="Table1.B1" office:value-type="string">
            <text:p text:style-name="P92">Vote candidate</text:p>
          </table:table-cell>
          <table:table-cell table:style-name="Table1.D1" office:value-type="string">
            <text:p text:style-name="P92"><text:span text:style-name="T73">S</text:span>oul</text:p>
          </table:table-cell>
        </table:table-row>
        <table:table-row table:style-name="Table1.1">
          <table:table-cell table:style-name="Table1.A2" office:value-type="string">
            <text:p text:style-name="P97"><text:span text:style-name="T12">V</text:span><text:span text:style-name="T13">o</text:span><text:span text:style-name="T42">ter0</text:span></text:p>
          </table:table-cell>
          <table:table-cell table:style-name="Table1.B2" office:value-type="string">
            <text:p text:style-name="P97">100</text:p>
          </table:table-cell>
          <table:table-cell table:style-name="Table1.C2" office:value-type="string">
            <text:p text:style-name="P97"><text:span text:style-name="T74">C</text:span>andidate 1</text:p>
          </table:table-cell>
          <table:table-cell table:style-name="Table1.D2" office:value-type="string">
            <text:p text:style-name="P97">1000000000000</text:p>
          </table:table-cell>
        </table:table-row>
        <table:table-row table:style-name="Table1.1">
          <table:table-cell table:style-name="Table1.A2" office:value-type="string">
            <text:p text:style-name="P97"><text:span text:style-name="T45">V</text:span><text:span text:style-name="T42">oter1</text:span></text:p>
          </table:table-cell>
          <table:table-cell table:style-name="Table1.B3" office:value-type="string">
            <text:p text:style-name="P97">200</text:p>
          </table:table-cell>
          <table:table-cell table:style-name="Table1.C3" office:value-type="string">
            <text:p text:style-name="P97">Candidate 2</text:p>
          </table:table-cell>
          <table:table-cell table:style-name="Table1.D3" office:value-type="string">
            <text:p text:style-name="P97">2000000000000</text:p>
          </table:table-cell>
        </table:table-row>
        <table:table-row table:style-name="Table1.1">
          <table:table-cell table:style-name="Table1.A2" office:value-type="string">
            <text:p text:style-name="P97"><text:span text:style-name="T45">V</text:span><text:span text:style-name="T42">oter2</text:span></text:p>
          </table:table-cell>
          <table:table-cell table:style-name="Table1.B4" office:value-type="string">
            <text:p text:style-name="P97">300</text:p>
          </table:table-cell>
          <table:table-cell table:style-name="Table1.C4" office:value-type="string">
            <text:p text:style-name="P97">Candidate 2</text:p>
          </table:table-cell>
          <table:table-cell table:style-name="Table1.D4" office:value-type="string">
            <text:p text:style-name="P97">3000000000000</text:p>
          </table:table-cell>
        </table:table-row>
        <table:table-row table:style-name="Table1.1">
          <table:table-cell table:style-name="Table1.A2" office:value-type="string">
            <text:p text:style-name="P97"><text:span text:style-name="T45">V</text:span><text:span text:style-name="T42">oter3</text:span></text:p>
          </table:table-cell>
          <table:table-cell table:style-name="Table1.B5" office:value-type="string">
            <text:p text:style-name="P97">400</text:p>
          </table:table-cell>
          <table:table-cell table:style-name="Table1.C5" office:value-type="string">
            <text:p text:style-name="P97">Candidate 2</text:p>
          </table:table-cell>
          <table:table-cell table:style-name="Table1.D5" office:value-type="string">
            <text:p text:style-name="P97">4000000000000</text:p>
          </table:table-cell>
        </table:table-row>
        <table:table-row table:style-name="Table1.1">
          <table:table-cell table:style-name="Table1.A2" office:value-type="string">
            <text:p text:style-name="P97"><text:span text:style-name="T45">V</text:span><text:span text:style-name="T42">oter4</text:span></text:p>
          </table:table-cell>
          <table:table-cell table:style-name="Table1.B6" office:value-type="string">
            <text:p text:style-name="P97">500</text:p>
          </table:table-cell>
          <table:table-cell table:style-name="Table1.C6" office:value-type="string">
            <text:p text:style-name="P97">Candidate 3</text:p>
          </table:table-cell>
          <table:table-cell table:style-name="Table1.D6" office:value-type="string">
            <text:p text:style-name="P97">5000000000000</text:p>
          </table:table-cell>
        </table:table-row>
      </table:table>
      <text:p text:style-name="Standard"/>
      <text:p text:style-name="P74"/>
      <text:h text:style-name="P42" text:outline-level="1">Conclusion</text:h>
      <text:p text:style-name="P90"/>
      <text:h text:style-name="P39" text:outline-level="1"><text:bookmark-start text:name="__RefHeading___Toc1084_2795278314"/><text:span text:style-name="T38">Attachments</text:span><text:bookmark-end text:name="__RefHeading___Toc1084_2795278314"/></text:h>
      <text:list xml:id="list3706433779" text:style-name="L6">
        <text:list-item>
          <text:p text:style-name="P54">Finalproject-p2pbc-eschini-2021.<text:span text:style-name="T66">pdf</text:span>: <text:span text:style-name="T51">this report</text:span></text:p>
        </text:list-item>
        <text:list-item>
          <text:p text:style-name="P54">democratic-election-system.<text:span text:style-name="T51">zip: contains the Project</text:span></text:p>
        </text:list-item>
      </text:list>
      <text:p text:style-name="P21"/>
      <text:h text:style-name="P38" text:outline-level="1"><text:bookmark-start text:name="__RefHeading___Toc1086_2795278314"/><text:span text:style-name="T36">R</text:span>eferences<text:bookmark-end text:name="__RefHeading___Toc1086_2795278314"/></text:h>
      <text:list xml:id="list830893653" text:style-name="L7">
        <text:list-item>
          <text:p text:style-name="P80"><text:span text:style-name="T30">My Gihub </text:span><text:span text:style-name="T31">rep</text:span><text:span text:style-name="T33">o </text:span><text:a xlink:type="simple" xlink:href="https://github.com/reny77/democratic-election-system" text:style-name="Internet_20_link" text:visited-style-name="Visited_20_Internet_20_Link"><text:span text:style-name="T33">https://github.com/reny77/democratic-election-system</text:span></text:a></text:p>
        </text:list-item>
        <text:list-item>
          <text:p text:style-name="P82"><text:span text:style-name="T29">Truffle </text:span><text:a xlink:type="simple" xlink:href="https://www.trufflesuite.com/truffle" text:style-name="Internet_20_link" text:visited-style-name="Visited_20_Internet_20_Link"><text:span text:style-name="T29">https://www.trufflesuite.com/truffle</text:span></text:a></text:p>
        </text:list-item>
        <text:list-item>
          <text:p text:style-name="P65"><text:span text:style-name="T79">Truffle </text:span><text:span text:style-name="T80">Pet-sho box</text:span><text:span text:style-name="T79"> </text:span><text:a xlink:type="simple" xlink:href="https://www.trufflesuite.com/boxes/pet-shop" text:style-name="Internet_20_link" text:visited-style-name="Visited_20_Internet_20_Link"><text:span text:style-name="T76">https://www.trufflesuite.com/boxes/pet-shop</text:span></text:a></text:p>
        </text:list-item>
        <text:list-item>
          <text:p text:style-name="P82"><text:span text:style-name="T29">Ganache </text:span><text:a xlink:type="simple" xlink:href="https://www.trufflesuite.com/ganache" text:style-name="Internet_20_link" text:visited-style-name="Visited_20_Internet_20_Link"><text:span text:style-name="T29">https://www.trufflesuite.com/ganache</text:span></text:a></text:p>
        </text:list-item>
        <text:list-item>
          <text:p text:style-name="P83"><text:span text:style-name="T33">M</text:span><text:span text:style-name="T29">etamask </text:span><text:a xlink:type="simple" xlink:href="https://metamask.io/" text:style-name="Internet_20_link" text:visited-style-name="Visited_20_Internet_20_Link"><text:span text:style-name="T29">https://metamask.io</text:span></text:a></text:p>
        </text:list-item>
        <text:list-item>
          <text:p text:style-name="P80"><text:span text:style-name="T33">G</text:span><text:span text:style-name="T29">as </text:span><text:span text:style-name="T33">R</text:span><text:span text:style-name="T29">eporter </text:span><text:span text:style-name="T33">for </text:span><text:span text:style-name="T34">Mocha in </text:span><text:span text:style-name="T33">Truffle</text:span><text:span text:style-name="T29"> </text:span><text:a xlink:type="simple" xlink:href="https://github.com/cgewecke/eth-gas-reporter" text:style-name="Internet_20_link" text:visited-style-name="Visited_20_Internet_20_Link"><text:span text:style-name="T29">https://github.com/cgewecke/eth-gas-reporte</text:span></text:a><text:a xlink:type="simple" xlink:href="https://github.com/cgewecke/eth-gas-reporter" text:style-name="Internet_20_link" text:visited-style-name="Visited_20_Internet_20_Link"><text:span text:style-name="T33">r</text:span></text:a></text:p>
        </text:list-item>
        <text:list-item>
          <text:p text:style-name="P80"><text:span text:style-name="T32">Solidity docs </text:span><text:a xlink:type="simple" xlink:href="https://docs.soliditylang.org/en/v0.8.1/" text:style-name="Internet_20_link" text:visited-style-name="Visited_20_Internet_20_Link"><text:span text:style-name="T29">https://docs.soliditylang.org/en/v0.8.1</text:span></text:a></text:p>
        </text:list-item>
        <text:list-item>
          <text:p text:style-name="P81"><text:a xlink:type="simple" xlink:href="https://ethereum.stackexchange.com/" text:style-name="Internet_20_link" text:visited-style-name="Visited_20_Internet_20_Link"><text:span text:style-name="T35">https://ethereum.stackexchange.com</text:span></text:a></text:p>
        </text:list-item>
        <text:list-item>
          <text:p text:style-name="P55"><text:span text:style-name="T65">Lesson of “P2P and Blockchain” Unipi course 20/21:</text:span></text:p>
        </text:list-item>
      </text:list>
      <text:list xml:id="list1668337207" text:style-name="L10">
        <text:list-item>
          <text:list>
            <text:list-item>
              <text:p text:style-name="P100"><text:span text:style-name="T41">“Lesson 17: PROGRAMMING SMART CONTRACTS: SOLIDITY” 28-04-21-Solidity.pdf</text:span></text:p>
            </text:list-item>
            <text:list-item>
              <text:p text:style-name="P102">“Ethereum Smart contracts development With Javascript (2021)” <text:s/>Lab-1-Development.pdf”</text:p>
            </text:list-item>
            <text:list-item>
              <text:p text:style-name="P102">“Ethereum Smart contracts development With Javascript (2021)” <text:s/>Lab - 2 - Truffle.pdf </text:p>
            </text:list-item>
            <text:list-item>
              <text:p text:style-name="P101">“Ethereum DAPP development With Javascript (2021)” Lab - 3 - DAPP.pdf</text:p>
            </text:list-item>
          </text:list>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apple-system" svg:font-family="apple-system, BlinkMacSystemFont, 'Segoe UI', Helvetica, Arial, sans-serif, 'Apple Color Emoji', 'Segoe UI Emoji'"/>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378</meta:editing-cycles>
    <meta:editing-duration>PT19H40M31S</meta:editing-duration>
    <meta:generator>LibreOffice/7.1.3.2$Linux_X86_64 LibreOffice_project/10$Build-2</meta:generator>
    <meta:initial-creator>Renato Eschini</meta:initial-creator>
    <dc:date>2021-06-26T09:57:39.501466907</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6" meta:image-count="0" meta:object-count="0" meta:page-count="7" meta:paragraph-count="138" meta:word-count="1327" meta:character-count="8436" meta:non-whitespace-character-count="7230"/>
    <meta:user-defined meta:name="Email">20302111@studenti.unipi.it</meta:user-defined>
  </office:meta>
</office:document-meta>
</file>